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0e663" officeooo:paragraph-rsid="0010e663"/>
    </style:style>
    <style:style style:name="P2" style:family="paragraph" style:parent-style-name="Standard">
      <style:paragraph-properties fo:text-align="end" style:justify-single-word="false"/>
      <style:text-properties style:font-name="Liberation Serif" officeooo:rsid="0010e663" officeooo:paragraph-rsid="0010e663"/>
    </style:style>
    <style:style style:name="P3" style:family="paragraph" style:parent-style-name="Standard">
      <style:paragraph-properties fo:text-align="end" style:justify-single-word="false"/>
      <style:text-properties style:font-name="Liberation Serif" officeooo:rsid="0010e663" officeooo:paragraph-rsid="001496c6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rsid="0010e663" officeooo:paragraph-rsid="0010e663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rsid="0010e663" officeooo:paragraph-rsid="0017e13a"/>
    </style:style>
    <style:style style:name="P6" style:family="paragraph" style:parent-style-name="Standard">
      <style:text-properties style:font-name="Liberation Serif" officeooo:rsid="0010e663" officeooo:paragraph-rsid="001496c6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155173" officeooo:paragraph-rsid="0010e663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55173" officeooo:paragraph-rsid="00155173"/>
    </style:style>
    <style:style style:name="P9" style:family="paragraph" style:parent-style-name="Standard">
      <style:paragraph-properties fo:text-align="end" style:justify-single-word="false"/>
      <style:text-properties style:font-name="Liberation Serif" officeooo:rsid="00155173" officeooo:paragraph-rsid="00155173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172f53" officeooo:paragraph-rsid="00172f53"/>
    </style:style>
    <style:style style:name="P11" style:family="paragraph" style:parent-style-name="Footer">
      <style:text-properties fo:font-size="10pt" officeooo:rsid="00162b1d" officeooo:paragraph-rsid="00162b1d" style:font-size-asian="10pt" style:font-size-complex="10pt"/>
    </style:style>
    <style:style style:name="T1" style:family="text">
      <style:text-properties officeooo:rsid="00122fac"/>
    </style:style>
    <style:style style:name="T2" style:family="text">
      <style:text-properties officeooo:rsid="00137bb7"/>
    </style:style>
    <style:style style:name="T3" style:family="text">
      <style:text-properties style:font-name="Liberation Serif" officeooo:rsid="0010e663"/>
    </style:style>
    <style:style style:name="T4" style:family="text">
      <style:text-properties officeooo:rsid="00162b1d"/>
    </style:style>
    <style:style style:name="T5" style:family="text">
      <style:text-properties officeooo:rsid="00172f53"/>
    </style:style>
    <style:style style:name="T6" style:family="text">
      <style:text-properties officeooo:rsid="0017e1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arszawa, 18.04.2014 r.</text:p>
      <text:p text:style-name="P6">Przemysław Kuczyński</text:p>
      <text:p text:style-name="P6">ul. Władysława Okińskiego 1 m. 68</text:p>
      <text:p text:style-name="P1">02-115 Warszawa</text:p>
      <text:p text:style-name="P1">tel: +48 609 368 705</text:p>
      <text:p text:style-name="P1">p.kuczynski@student.uw.edu.pl</text:p>
      <text:p text:style-name="P1"/>
      <text:p text:style-name="P3"><text:s/>Samsung Poland R&amp;D Center</text:p>
      <text:p text:style-name="P3">ul. Polna 11</text:p>
      <text:p text:style-name="P2">00-633 Warszawa</text:p>
      <text:p text:style-name="P2"/>
      <text:p text:style-name="P7"/>
      <text:p text:style-name="P10">Szanowni Państwo,</text:p>
      <text:p text:style-name="P10"/>
      <text:p text:style-name="P5"><text:span text:style-name="T5">j</text:span>estem studentem drugiego roku informatyki na Uniwersytecie Warszawskim. W związku z Państwa ofertą <text:span text:style-name="T6">o nr ref. PSD/BWS/INT</text:span>, chciałbym podjąć współpracę w charakterze praktyk.</text:p>
      <text:p text:style-name="P4"><text:tab/><text:span text:style-name="T1">Programowanie jest dla mnie nie tylko [sposobem na zarobek], ale także pasją. Zawsze jestem otwarty na nowości, chętnie poznaję nowe technologie. Wieloletni kontakt z informatyką utrwalił we mnie silną intuicję, dzięki której łatwiej odnajduję się w nieznanych mi dotąd obszarach. [Cenię sobie] znajomość języka C oraz umiejętność pisania kodu zgodnego ze standardem POSIX. Dotychczas miałem styczność z wieloma językami i metodykami programowania. Jestem osobą staranną, programując często sięgam do dokumentacji, przykładam wielką wagę do czytelności kodu. Zawsze dążę do tego, żeby stworzony kod nadawał się do wielokrotnego użytku, a nie do kosza. Jestem głęboko przekonany, że brak doświadczenia zawodowego rekompensują projekty realizowane w ramach uczelni oraz moje zdolności. Jak sugeruje mój młody wiek, nie boję się wyzwań i szukam szansy rozwoju w interesujących projektach, które zaspokoją moje ambicje. Współpraca ze społecznością open-source przy silniku przeglądarki internetowej z pewnością jest takim wyzwaniem.</text:span></text:p>
      <text:p text:style-name="P4"><text:tab/><text:span text:style-name="T4">Liczę na możliwość spotkania rekrutacyjnego, na którym będę miał okazję zaprezentować swoją kandydaturę osobiście. Wierzę, że moje zdolności i kwalifikacje spełnią Państwa oczekiwania.</text:span></text:p>
      <text:p text:style-name="P4"/>
      <text:p text:style-name="P4"/>
      <text:p text:style-name="P8">Z wyrazami szacunku,</text:p>
      <text:p text:style-name="P8">Przemysław Kuczyń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162b1d" officeooo:paragraph-rsid="00162b1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yrażam zgodę na przetwarzanie moich danych osobowych dla potrzeb obecnych oraz przyszłych procesów rekrutacyjnych prowadzonych przez spółkę Samsung Electronics Polska Sp. z o.o. z siedzibą w Warszawie, zgodnie z przepisami ustawy z dnia 29.08.1997 r. o ochronie danych osobowych (Dz.U. Nr 133, poz. 883 z późn. zm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16:32:50.576000000</meta:creation-date>
    <dc:date>2014-04-18T17:29:31.336000000</dc:date>
    <meta:editing-duration>PT45M20S</meta:editing-duration>
    <meta:editing-cycles>7</meta:editing-cycles>
    <meta:generator>LibreOffice/4.2.3.3$Windows_x86 LibreOffice_project/882f8a0a489bc99a9e60c7905a60226254cb6ff0</meta:generator>
    <meta:document-statistic meta:table-count="0" meta:image-count="0" meta:object-count="0" meta:page-count="1" meta:paragraph-count="16" meta:word-count="269" meta:character-count="1952" meta:non-whitespace-character-count="1696"/>
  </office:meta>
</office:document-meta>
</file>